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2492" officeooo:paragraph-rsid="000c2492"/>
    </style:style>
    <style:style style:name="P2" style:family="paragraph" style:parent-style-name="Standard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cmd</text:p>
      <text:p text:style-name="Standard">------------------------</text:p>
      <text:p text:style-name="P1">docker</text:p>
      <text:p text:style-name="Standard"/>
      <text:p text:style-name="Standard">Common Commands:</text:p>
      <text:p text:style-name="Standard"><text:s text:c="2"/>run <text:s text:c="8"/>Create and run a new container from an image</text:p>
      <text:p text:style-name="Standard"><text:s text:c="2"/>exec <text:s text:c="7"/>Execute a command in a running container</text:p>
      <text:p text:style-name="Standard"><text:s text:c="2"/>ps <text:s text:c="9"/>List containers</text:p>
      <text:p text:style-name="Standard"><text:s text:c="2"/>build <text:s text:c="6"/>Build an image from a Dockerfile</text:p>
      <text:p text:style-name="Standard"><text:s text:c="2"/>pull <text:s text:c="7"/>Download an image from a registry</text:p>
      <text:p text:style-name="Standard"><text:s text:c="2"/>push <text:s text:c="7"/>Upload an image to a registry</text:p>
      <text:p text:style-name="Standard"><text:s text:c="2"/>images <text:s text:c="5"/>List images</text:p>
      <text:p text:style-name="Standard"><text:s text:c="2"/>login <text:s text:c="6"/>Log in to a registry</text:p>
      <text:p text:style-name="Standard"><text:s text:c="2"/>logout <text:s text:c="5"/>Log out from a registry</text:p>
      <text:p text:style-name="Standard"><text:s text:c="2"/>search <text:s text:c="5"/>Search Docker Hub for images</text:p>
      <text:p text:style-name="Standard"><text:s text:c="2"/>version <text:s text:c="4"/>Show the Docker version information</text:p>
      <text:p text:style-name="Standard"><text:s text:c="2"/>info <text:s text:c="7"/>Display system-wide information</text:p>
      <text:p text:style-name="Standard"/>
      <text:p text:style-name="Standard">Management Commands:</text:p>
      <text:p text:style-name="Standard"><text:s text:c="2"/>builder <text:s text:c="4"/>Manage builds</text:p>
      <text:p text:style-name="Standard"><text:s text:c="2"/>container <text:s text:c="2"/>Manage containers</text:p>
      <text:p text:style-name="Standard"><text:s text:c="2"/>context <text:s text:c="4"/>Manage contexts</text:p>
      <text:p text:style-name="Standard"><text:s text:c="2"/>image <text:s text:c="6"/>Manage images</text:p>
      <text:p text:style-name="Standard"><text:s text:c="2"/>manifest <text:s text:c="3"/>Manage Docker image manifests and manifest lists</text:p>
      <text:p text:style-name="Standard"><text:s text:c="2"/>network <text:s text:c="4"/>Manage networks</text:p>
      <text:p text:style-name="Standard"><text:s text:c="2"/>plugin <text:s text:c="5"/>Manage plugins</text:p>
      <text:p text:style-name="Standard"><text:s text:c="2"/>system <text:s text:c="5"/>Manage Docker</text:p>
      <text:p text:style-name="Standard"><text:s text:c="2"/>trust <text:s text:c="6"/>Manage trust on Docker images</text:p>
      <text:p text:style-name="Standard"><text:s text:c="2"/>volume <text:s text:c="5"/>Manage volumes</text:p>
      <text:p text:style-name="Standard"/>
      <text:p text:style-name="Standard">Swarm Commands:</text:p>
      <text:p text:style-name="Standard"><text:s text:c="2"/>swarm <text:s text:c="6"/>Manage Swarm</text:p>
      <text:p text:style-name="Standard"/>
      <text:p text:style-name="Standard">Commands:</text:p>
      <text:p text:style-name="Standard"><text:s text:c="2"/>attach <text:s text:c="5"/>Attach local standard input, output, and error streams to a running container</text:p>
      <text:p text:style-name="Standard"><text:s text:c="2"/>commit <text:s text:c="5"/>Create a new image from a container's changes</text:p>
      <text:p text:style-name="Standard"><text:s text:c="2"/>cp <text:s text:c="9"/>Copy files/folders between a container and the local filesystem</text:p>
      <text:p text:style-name="Standard"><text:s text:c="2"/>create <text:s text:c="5"/>Create a new container</text:p>
      <text:p text:style-name="Standard"><text:s text:c="2"/>diff <text:s text:c="7"/>Inspect changes to files or directories on a container's filesystem</text:p>
      <text:p text:style-name="Standard"><text:s text:c="2"/>events <text:s text:c="5"/>Get real time events from the server</text:p>
      <text:p text:style-name="Standard"><text:s text:c="2"/>export <text:s text:c="5"/>Export a container's filesystem as a tar archive</text:p>
      <text:p text:style-name="Standard"><text:s text:c="2"/>history <text:s text:c="4"/>Show the history of an image</text:p>
      <text:p text:style-name="Standard"><text:s text:c="2"/>import <text:s text:c="5"/>Import the contents from a tarball to create a filesystem image</text:p>
      <text:p text:style-name="Standard"><text:s text:c="2"/>inspect <text:s text:c="4"/>Return low-level information on Docker objects</text:p>
      <text:p text:style-name="Standard"><text:s text:c="2"/>kill <text:s text:c="7"/>Kill one or more running containers</text:p>
      <text:p text:style-name="Standard"><text:s text:c="2"/>load <text:s text:c="7"/>Load an image from a tar archive or STDIN</text:p>
      <text:p text:style-name="Standard"><text:s text:c="2"/>logs <text:s text:c="7"/>Fetch the logs of a container</text:p>
      <text:p text:style-name="Standard"><text:s text:c="2"/>pause <text:s text:c="6"/>Pause all processes within one or more containers</text:p>
      <text:p text:style-name="Standard"><text:s text:c="2"/>port <text:s text:c="7"/>List port mappings or a specific mapping for the container</text:p>
      <text:p text:style-name="Standard"><text:soft-page-break/><text:s text:c="2"/>rename <text:s text:c="5"/>Rename a container</text:p>
      <text:p text:style-name="Standard"><text:s text:c="2"/>restart <text:s text:c="4"/>Restart one or more containers</text:p>
      <text:p text:style-name="Standard"><text:s text:c="2"/>rm <text:s text:c="9"/>Remove one or more containers</text:p>
      <text:p text:style-name="Standard"><text:s text:c="2"/>rmi <text:s text:c="8"/>Remove one or more images</text:p>
      <text:p text:style-name="Standard"><text:s text:c="2"/>save <text:s text:c="7"/>Save one or more images to a tar archive (streamed to STDOUT by default)</text:p>
      <text:p text:style-name="Standard"><text:s text:c="2"/>start <text:s text:c="6"/>Start one or more stopped containers</text:p>
      <text:p text:style-name="Standard"><text:s text:c="2"/>stats <text:s text:c="6"/>Display a live stream of container(s) resource usage statistics</text:p>
      <text:p text:style-name="Standard"><text:s text:c="2"/>stop <text:s text:c="7"/>Stop one or more running containers</text:p>
      <text:p text:style-name="Standard"><text:s text:c="2"/>tag <text:s text:c="8"/>Create a tag TARGET_IMAGE that refers to SOURCE_IMAGE</text:p>
      <text:p text:style-name="Standard"><text:s text:c="2"/>top <text:s text:c="8"/>Display the running processes of a container</text:p>
      <text:p text:style-name="Standard"><text:s text:c="2"/>unpause <text:s text:c="4"/>Unpause all processes within one or more containers</text:p>
      <text:p text:style-name="Standard"><text:s text:c="2"/>update <text:s text:c="5"/>Update configuration of one or more containers</text:p>
      <text:p text:style-name="Standard"><text:s text:c="2"/>wait <text:s text:c="7"/>Block until one or more containers stop, then print their exit codes</text:p>
      <text:p text:style-name="Standard"/>
      <text:p text:style-name="Standard">docker command --help <text:s/>(docker system --help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docker search nginx (searching for avalable images dockerhub)</text:p>
      <text:p text:style-name="P2">docker images (list of docker images)</text:p>
      <text:p text:style-name="P2">docker pull nginx (dowload images) by default latest version</text:p>
      <text:p text:style-name="P2">docker pull nginx &lt;tag&gt; (dowload spacific version)</text:p>
      <text:p text:style-name="P2">df -h (storage)</text:p>
      <text:p text:style-name="P2">docker system df (images size)</text:p>
      <text:p text:style-name="P2">docker create --name &lt;name&gt; &lt;imagename&gt; (only container create)</text:p>
      <text:p text:style-name="P2">docker run --name &lt;name&gt; &lt;imagename&gt; (container create and run)</text:p>
      <text:p text:style-name="P2">docker run -d --name &lt;name&gt; &lt;imagename&gt; (container run backgrount)</text:p>
      <text:p text:style-name="P2">docker run -d -it --name &lt;any_name&gt; &lt;container_image_name&gt; /bin/sh (run for <text:tab/><text:tab/><text:tab/><text:tab/><text:tab/><text:tab/><text:tab/>os image)</text:p>
      <text:p text:style-name="P2">docker run -d -it --name &lt;name&gt; -p 80:80 &lt;docker_image&gt; (contain run local <text:tab/><text:tab/><text:tab/><text:tab/><text:tab/><text:tab/><text:tab/><text:tab/>port)</text:p>
      <text:p text:style-name="P2">docker ps -a (list of containers)</text:p>
      <text:p text:style-name="P2">docker rmi &lt;docker_image&gt; (remove the docker image)</text:p>
      <text:p text:style-name="P2">docker rm &lt;container_id&gt; (remove the container)</text:p>
      <text:p text:style-name="P2">docker container prune (remove all stoped containers)</text:p>
      <text:p text:style-name="P2">docker exec -it &lt;container_id&gt; /bin/sh (login container)</text:p>
      <text:p text:style-name="P2">docker exec &lt;container_id&gt; &lt;linux_cmd&gt; (without container login cmd exquite)</text:p>
      <text:p text:style-name="P2">docker cp &lt;server_file_bath&gt; &lt;container_id&gt;:/&lt;container_bath&gt; (copy file server <text:s/><text:tab/><text:tab/><text:tab/><text:tab/><text:tab/><text:tab/>to docker_container)</text:p>
      <text:p text:style-name="P2">docker cp &lt;container_id&gt;:&lt;container_bath&gt; &lt;server_file_bath&gt; (copy file docker_container to server)</text:p>
      <text:p text:style-name="P2">docker stop &lt;container_id&gt; (container stop)</text:p>
      <text:p text:style-name="P2">docker start &lt;container_id&gt; (container_start)</text:p>
      <text:p text:style-name="P2">docker stats (contain status check)</text:p>
      <text:p text:style-name="P2">docker logs &lt;container_id (logs check)</text:p>
      <text:p text:style-name="P2">docker top &lt;container_id&gt; (contain performance check)</text:p>
      <text:p text:style-name="P2">docker history &lt;docker_image&gt; (docker iamges changes check)</text:p>
      <text:p text:style-name="P2">docker save &lt;container_id&gt; &gt; file_name.tar (backup for container_image)</text:p>
      <text:p text:style-name="P2">docker load -i file_name.tar (load the docker image for local or extract)</text:p>
      <text:p text:style-name="P2">docker rmi $(docker images -a -q) (remove all images single cmd)</text:p>
      <text:p text:style-name="P2">docker commit &lt;container_id&gt; &lt;image_name&gt;:&lt;tag&gt; (update container conver <text:tab/><text:tab/><text:tab/><text:tab/><text:tab/><text:tab/><text:tab/><text:tab/>image)</text:p>
      <text:p text:style-name="P2">docker login (login for own docker hup push/pull)</text:p>
      <text:p text:style-name="P2">docker tag &lt;registery&gt;:&lt;tag&gt; &lt;registry&gt;:&lt;tag&gt; (tag name change)</text:p>
      <text:p text:style-name="P2">docker push &lt;docker_image:tag&gt;</text:p>
      <text:p text:style-name="P2"/>
      <text:p text:style-name="Standard"><text:soft-page-break/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9T19:21:36.127000000</dc:date>
    <meta:editing-duration>PT3M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92" meta:word-count="619" meta:character-count="4538" meta:non-whitespace-character-count="3585"/>
  </office:meta>
</office:document-meta>
</file>